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a26ad3"/>
    </style:style>
    <style:style style:name="P68" style:family="paragraph" style:parent-style-name="Standard">
      <style:text-properties officeooo:paragraph-rsid="0d1be4a7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paragraph-rsid="0daef67d"/>
    </style:style>
    <style:style style:name="P71" style:family="paragraph" style:parent-style-name="Standard">
      <style:text-properties officeooo:paragraph-rsid="0db0d4d1"/>
    </style:style>
    <style:style style:name="P72" style:family="paragraph" style:parent-style-name="Standard">
      <style:text-properties officeooo:paragraph-rsid="0db40abc"/>
    </style:style>
    <style:style style:name="P73" style:family="paragraph" style:parent-style-name="Standard">
      <style:text-properties officeooo:paragraph-rsid="0dbf3336"/>
    </style:style>
    <style:style style:name="P74" style:family="paragraph" style:parent-style-name="Standard">
      <style:text-properties officeooo:paragraph-rsid="0dce9327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ddfbc49"/>
    </style:style>
    <style:style style:name="P77" style:family="paragraph" style:parent-style-name="Standard">
      <style:text-properties officeooo:paragraph-rsid="0deb3f7d"/>
    </style:style>
    <style:style style:name="P78" style:family="paragraph" style:parent-style-name="Footnote">
      <style:text-properties officeooo:paragraph-rsid="04473353"/>
    </style:style>
    <style:style style:name="P79" style:family="paragraph" style:parent-style-name="Footnote">
      <style:text-properties officeooo:paragraph-rsid="0cf7e116"/>
    </style:style>
    <style:style style:name="P80" style:family="paragraph" style:parent-style-name="Footnote">
      <style:text-properties officeooo:rsid="043ccc66" officeooo:paragraph-rsid="0dca2508"/>
    </style:style>
    <style:style style:name="P81" style:family="paragraph" style:parent-style-name="Footnote">
      <style:text-properties officeooo:rsid="043ccc66" officeooo:paragraph-rsid="0e50324d"/>
    </style:style>
    <style:style style:name="P82" style:family="paragraph" style:parent-style-name="Footnote">
      <style:text-properties officeooo:rsid="043ccc66" officeooo:paragraph-rsid="0e5afad8"/>
    </style:style>
    <style:style style:name="P83" style:family="paragraph" style:parent-style-name="Standard">
      <style:text-properties officeooo:paragraph-rsid="0e0f3ce4"/>
    </style:style>
    <style:style style:name="P84" style:family="paragraph" style:parent-style-name="Standard">
      <style:text-properties officeooo:rsid="0e12a1f2" officeooo:paragraph-rsid="0e12a1f2"/>
    </style:style>
    <style:style style:name="P85" style:family="paragraph" style:parent-style-name="Standard">
      <style:text-properties officeooo:paragraph-rsid="0e12a1f2"/>
    </style:style>
    <style:style style:name="P86" style:family="paragraph" style:parent-style-name="Standard">
      <style:text-properties officeooo:paragraph-rsid="0e153b91"/>
    </style:style>
    <style:style style:name="P87" style:family="paragraph" style:parent-style-name="Footnote">
      <style:text-properties officeooo:paragraph-rsid="0e1736d1"/>
    </style:style>
    <style:style style:name="P88" style:family="paragraph" style:parent-style-name="Standard">
      <style:text-properties officeooo:paragraph-rsid="0e26e14b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2" style:family="paragraph" style:parent-style-name="Standard">
      <style:text-properties officeooo:paragraph-rsid="0e5c6890"/>
    </style:style>
    <style:style style:name="P93" style:family="paragraph" style:parent-style-name="Footnote">
      <style:text-properties officeooo:paragraph-rsid="0e72255e"/>
    </style:style>
    <style:style style:name="P94" style:family="paragraph" style:parent-style-name="Standard">
      <style:text-properties officeooo:paragraph-rsid="0e7e5c87"/>
    </style:style>
    <style:style style:name="P95" style:family="paragraph" style:parent-style-name="Footnote">
      <style:text-properties officeooo:paragraph-rsid="0e81bf91"/>
    </style:style>
    <style:style style:name="P96" style:family="paragraph" style:parent-style-name="Standard">
      <style:text-properties officeooo:paragraph-rsid="0e82c297"/>
    </style:style>
    <style:style style:name="P97" style:family="paragraph" style:parent-style-name="Footnote">
      <style:text-properties officeooo:paragraph-rsid="0e83c34e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3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3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color="#000000" loext:opacity="100%" style:text-line-through-style="none" style:text-line-through-type="none" style:text-underline-style="none"/>
    </style:style>
    <style:style style:name="T253" style:family="text">
      <style:text-properties fo:color="#000000" loext:opacity="100%" style:text-line-through-style="none" style:text-line-through-type="none" style:text-underline-style="none" officeooo:rsid="0aabd8f8"/>
    </style:style>
    <style:style style:name="T2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6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0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1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3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4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5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6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7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8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19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0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3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6" style:family="text">
      <style:text-properties fo:color="#000000" loext:opacity="100%" officeooo:rsid="004804ae"/>
    </style:style>
    <style:style style:name="T327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4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4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4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5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officeooo:rsid="047da547"/>
    </style:style>
    <style:style style:name="T36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1" style:family="text">
      <style:text-properties style:use-window-font-color="true" loext:opacity="0%" style:font-name="Liberation Sans" fo:font-size="12pt" style:font-size-asian="12pt" style:font-size-complex="12pt"/>
    </style:style>
    <style:style style:name="T382" style:family="text">
      <style:text-properties officeooo:rsid="04473353"/>
    </style:style>
    <style:style style:name="T38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6" style:family="text">
      <style:text-properties officeooo:rsid="0a6f0a69"/>
    </style:style>
    <style:style style:name="T387" style:family="text">
      <style:text-properties officeooo:rsid="0aace3cd"/>
    </style:style>
    <style:style style:name="T388" style:family="text">
      <style:text-properties officeooo:rsid="0b952edb"/>
    </style:style>
    <style:style style:name="T389" style:family="text">
      <style:text-properties fo:font-size="8pt" style:font-size-asian="8pt" style:font-size-complex="8pt" loext:padding="0.049cm" loext:border="0.31pt solid #000000"/>
    </style:style>
    <style:style style:name="T390" style:family="text">
      <style:text-properties officeooo:rsid="0394a435"/>
    </style:style>
    <style:style style:name="T391" style:family="text">
      <style:text-properties officeooo:rsid="0be4091b"/>
    </style:style>
    <style:style style:name="T392" style:family="text">
      <style:text-properties officeooo:rsid="0bf888a9"/>
    </style:style>
    <style:style style:name="T393" style:family="text">
      <style:text-properties officeooo:rsid="0cf7e116"/>
    </style:style>
    <style:style style:name="T394" style:family="text">
      <style:text-properties officeooo:rsid="0d52ea33"/>
    </style:style>
    <style:style style:name="T395" style:family="text">
      <style:text-properties officeooo:rsid="0de11971"/>
    </style:style>
    <style:style style:name="T396" style:family="text">
      <style:text-properties style:font-name="Liberation Sans"/>
    </style:style>
    <style:style style:name="T397" style:family="text">
      <style:text-properties style:font-name="Liberation Sans" fo:font-size="12pt"/>
    </style:style>
    <style:style style:name="T39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5" style:family="text">
      <style:text-properties style:font-name="Liberation Sans" fo:font-size="12pt" fo:font-style="normal" officeooo:rsid="00bddfbe" style:font-size-asian="12pt" style:font-size-complex="12pt"/>
    </style:style>
    <style:style style:name="T406" style:family="text">
      <style:text-properties style:font-name="Liberation Sans" fo:font-size="12pt" officeooo:rsid="047da547" style:font-size-asian="12pt"/>
    </style:style>
    <style:style style:name="T407" style:family="text">
      <style:text-properties style:font-name="Liberation Sans" fo:font-size="12pt" style:font-size-asian="12pt" style:font-size-complex="12pt"/>
    </style:style>
    <style:style style:name="T408" style:family="text">
      <style:text-properties style:font-name="Liberation Sans" fo:font-size="12pt" officeooo:rsid="01657261" style:font-size-asian="12pt" style:font-size-complex="12pt"/>
    </style:style>
    <style:style style:name="T409" style:family="text">
      <style:text-properties style:font-name="Liberation Sans" fo:font-size="12pt" officeooo:rsid="00bddfbe" style:font-size-asian="12pt" style:font-size-complex="12pt"/>
    </style:style>
    <style:style style:name="T410" style:family="text">
      <style:text-properties style:font-name="Liberation Sans" fo:font-size="12pt" officeooo:rsid="0d1ec96e" style:font-size-asian="12pt" style:font-size-complex="12pt"/>
    </style:style>
    <style:style style:name="T411" style:family="text">
      <style:text-properties style:font-name="Liberation Sans" fo:font-size="12pt" officeooo:rsid="0e2b2f17" style:font-size-asian="12pt" style:font-size-complex="12pt"/>
    </style:style>
    <style:style style:name="T412" style:family="text">
      <style:text-properties style:font-name="Liberation Sans" fo:font-size="12pt" officeooo:rsid="0e2e0824" style:font-size-asian="12pt" style:font-size-complex="12pt"/>
    </style:style>
    <style:style style:name="T413" style:family="text">
      <style:text-properties style:font-name="Liberation Sans" officeooo:rsid="047fb57c"/>
    </style:style>
    <style:style style:name="T414" style:family="text">
      <style:text-properties style:font-name="Liberation Sans" officeooo:rsid="047da547"/>
    </style:style>
    <style:style style:name="T415" style:family="text">
      <style:text-properties officeooo:rsid="0dfbebc7"/>
    </style:style>
    <style:style style:name="T416" style:family="text">
      <style:text-properties officeooo:rsid="01657261" style:font-size-complex="12pt"/>
    </style:style>
    <style:style style:name="T417" style:family="text">
      <style:text-properties officeooo:rsid="0e1fd37f"/>
    </style:style>
    <style:style style:name="T418" style:family="text">
      <style:text-properties fo:font-weight="bold" officeooo:rsid="0e59b6fb" style:font-weight-asian="bold" style:font-weight-complex="bold"/>
    </style:style>
    <style:style style:name="T419" style:family="text">
      <style:text-properties officeooo:rsid="0e3b8d4d"/>
    </style:style>
    <style:style style:name="T420" style:family="text">
      <style:text-properties officeooo:rsid="0e3cac9e"/>
    </style:style>
    <style:style style:name="T421" style:family="text">
      <style:text-properties officeooo:rsid="0e5635a7"/>
    </style:style>
    <style:style style:name="T422" style:family="text">
      <style:text-properties officeooo:rsid="0e56c5f4"/>
    </style:style>
    <style:style style:name="T423" style:family="text">
      <style:text-properties officeooo:rsid="0e5e443a"/>
    </style:style>
    <style:style style:name="T424" style:family="text">
      <style:text-properties officeooo:rsid="0e633903"/>
    </style:style>
    <style:style style:name="T425" style:family="text">
      <style:text-properties officeooo:rsid="0e64fc60"/>
    </style:style>
    <style:style style:name="T426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7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8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9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33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4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35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7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8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9" style:family="text">
      <style:text-properties fo:color="#999999" loext:opacity="100%" style:font-name="Liberation Sans" fo:font-size="12pt" style:font-size-asian="12pt" style:font-size-complex="12pt"/>
    </style:style>
    <style:style style:name="T440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1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2" style:family="text">
      <style:text-properties officeooo:rsid="0e80285f"/>
    </style:style>
    <style:style style:name="T443" style:family="text">
      <style:text-properties officeooo:rsid="0e838e2a"/>
    </style:style>
    <style:style style:name="T444" style:family="text">
      <style:text-properties officeooo:rsid="0e83c34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5" form:id="control2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282">C</text:span></text:span><text:span text:style-name="Strong_20_Emphasis"><text:span text:style-name="T281">hecklist voor </text:span></text:span><text:span text:style-name="Strong_20_Emphasis"><text:span text:style-name="T283">de installatie</text:span></text:span><text:span text:style-name="Strong_20_Emphasis"><text:span text:style-name="T281"> van </text:span></text:span><text:reference-mark-start text:name="Distributie"/><text:span text:style-name="Strong_20_Emphasis"><text:span text:style-name="T284">Ubuntu</text:span></text:span><text:reference-mark-end text:name="Distributie"/><text:span text:style-name="Strong_20_Emphasis"><text:span text:style-name="T284"> </text:span></text:span><text:reference-mark-start text:name="Versie"/><text:span text:style-name="Strong_20_Emphasis"><text:span text:style-name="T285">2</text:span></text:span><text:span text:style-name="Strong_20_Emphasis"><text:span text:style-name="T291">2</text:span></text:span><text:span text:style-name="Strong_20_Emphasis"><text:span text:style-name="T286">.04</text:span></text:span><text:reference-mark-end text:name="Versie"/><text:span text:style-name="Strong_20_Emphasis"><text:span text:style-name="T292"> </text:span></text:span><text:span text:style-name="Strong_20_Emphasis"><text:span text:style-name="T293">LTS</text:span></text:span><text:span text:style-name="Strong_20_Emphasis"><text:span text:style-name="T287"><text:note text:id="ftn1" text:note-class="footnote"><text:note-citation>1</text:note-citation><text:note-body><text:p text:style-name="P87"><text:span text:style-name="T390">Deze versie </text:span><text:span text:style-name="T391">2</text:span><text:span text:style-name="T415">2</text:span><text:span text:style-name="T391">.04 </text:span><text:span text:style-name="T390">heeft codenaam Jammy Jellyfish (</text:span><text:span text:style-name="T327">jammy</text:span><text:span text:style-name="T390">) en is een zogenaamde LTS-versie (</text:span><text:span text:style-name="T395">LTS=</text:span><text:span text:style-name="T390">Long-Term Support, langetermijnondersteuning). <text:s/>Een LTS-versie verschijnt iedere twee jaar </text:span><text:span text:style-name="T394">in </text:span><text:span text:style-name="T390">april (deze in april 202</text:span><text:span text:style-name="T415">2</text:span><text:span text:style-name="T390">) en wordt </text:span><text:span text:style-name="T417">standaard </text:span><text:span text:style-name="T390">vanaf vrijgave </text:span><text:span text:style-name="T263">vijf</text:span><text:span text:style-name="T390"> jaar ondersteund</text:span><text:span text:style-name="T386"> </text:span><text:span text:style-name="T390">(</text:span><text:span text:style-name="T392">updates </text:span><text:span text:style-name="T390">tot april 202</text:span><text:span text:style-name="T415">7</text:span><text:span text:style-name="T386">)</text:span><text:span text:style-name="T390">.</text:span></text:p></text:note-body></text:note></text:span></text:span><text:span text:style-name="Strong_20_Emphasis"><text:span text:style-name="T288"> </text:span></text:span><text:reference-mark-start text:name="Editie"/><text:span text:style-name="Strong_20_Emphasis"><text:span text:style-name="T289">desktop</text:span></text:span><text:reference-mark-end text:name="Editie"/><text:span text:style-name="Strong_20_Emphasis"><text:span text:style-name="T290">.</text:span></text:span></text:p>
      <text:p text:style-name="P9"/>
      <text:p text:style-name="P86"><text:span text:style-name="T55">Kijk op</text:span><text:span text:style-name="T281"> </text:span><text:a xlink:type="simple" xlink:href="https://karelzimmer.nl/" text:style-name="Internet_20_link" text:visited-style-name="Visited_20_Internet_20_Link"><text:span text:style-name="Internet_20_link"><text:span text:style-name="T398">karelzimmer.nl</text:span></text:span></text:a><text:span text:style-name="T281"> </text:span><text:span text:style-name="T356">voor</text:span><text:span text:style-name="T357"> </text:span><text:span text:style-name="T358">deze en andere </text:span><text:span text:style-name="T95">checklists, scripts, </text:span><text:span text:style-name="T96">en informatie</text:span><text:span text:style-name="T95">.</text:span></text:p>
      <text:p text:style-name="P10"/>
      <text:p text:style-name="P45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11"/>
      <text:p text:style-name="P8"><text:span text:style-name="T396">V</text:span><text:span text:style-name="T413">ul de waarden in het tekstvak achter de </text:span><text:span text:style-name="Definition"><text:span text:style-name="T406">schuingedrukte</text:span></text:span><text:span text:style-name="T396"> </text:span><text:span text:style-name="T414">woorden </text:span><text:span text:style-name="T359">(zie toelichting)</text:span><text:span text:style-name="T414">:</text:span></text:p>
      <text:p text:style-name="P3"><text:span text:style-name="Definition"><text:span text:style-name="T376">g</text:span></text:span><text:span text:style-name="Definition"><text:span text:style-name="T375">ebruiker</text:span></text:span><text:span text:style-name="Definition"><text:span text:style-name="T364"><text:tab/><text:tab/></text:span></text:span><text:span text:style-name="Definition"><text:span text:style-name="T381"> <text:tab/><text:tab/></text:span></text:span><text:span text:style-name="T365"><draw:control text:anchor-type="as-char" svg:y="-0.429cm" draw:z-index="13" draw:name="Gebruiker" draw:style-name="gr2" draw:text-style-name="P104" svg:width="6.061cm" svg:height="0.6cm" draw:control="control14"><svg:title>Gebruiker</svg:title><svg:desc>Volledige naam, bijv. Jan Stek</svg:desc></draw:control></text:span><text:span text:style-name="T365"><text:tab/></text:span><text:span text:style-name="T366">(</text:span><text:span text:style-name="T361">volledige naam, bijv. </text:span><text:span text:style-name="T363">J</text:span><text:span text:style-name="T380">a</text:span><text:span text:style-name="T363">n </text:span><text:span text:style-name="T380">Jansen</text:span><text:span text:style-name="T362">)</text:span></text:p>
      <text:p text:style-name="Standard"><text:span text:style-name="Definition"><text:span text:style-name="T376">g</text:span></text:span><text:span text:style-name="Definition"><text:span text:style-name="T375">ebruikersnaam</text:span></text:span><text:span text:style-name="Definition"><text:span text:style-name="T360"><text:tab/></text:span></text:span><text:span text:style-name="Definition"><text:span text:style-name="T360"><draw:control text:anchor-type="as-char" svg:y="-0.429cm" draw:z-index="14" draw:name="Gberuikersnaam" draw:style-name="gr2" draw:text-style-name="P104" svg:width="6.061cm" svg:height="0.6cm" draw:control="control15"><svg:title>Gebruikersnaam</svg:title><svg:desc>Korte naam, bijv. jan</svg:desc></draw:control></text:span></text:span><text:span text:style-name="Definition"><text:span text:style-name="T360"><text:tab/></text:span></text:span><text:span text:style-name="T399">(korte naam, bijv. </text:span><text:span text:style-name="T297">j</text:span><text:span text:style-name="T298">an</text:span><text:span text:style-name="T399">)</text:span></text:p>
      <text:p text:style-name="P2"><text:span text:style-name="Definition"><text:span text:style-name="T378">c</text:span></text:span><text:span text:style-name="Definition"><text:span text:style-name="T377">omputernaam</text:span></text:span><text:span text:style-name="Definition"><text:span text:style-name="T367"><text:tab/><text:tab/></text:span></text:span><text:span text:style-name="Definition"><text:span text:style-name="T365"><draw:control text:anchor-type="as-char" svg:y="-0.429cm" draw:z-index="15" draw:name="Computernaam" draw:style-name="gr2" draw:text-style-name="P104" svg:width="6.061cm" svg:height="0.6cm" draw:control="control16"><svg:title>Computernaam</svg:title><svg:desc>Unieke naam van de computer</svg:desc></draw:control></text:span></text:span><text:span text:style-name="Definition"><text:span text:style-name="T365"><text:tab/></text:span></text:span><text:span text:style-name="Definition"><text:span text:style-name="T368">(</text:span></text:span><text:span text:style-name="Definition"><text:span text:style-name="T369">naam van de compute</text:span></text:span><text:span text:style-name="Definition"><text:span text:style-name="T370">r, </text:span></text:span><text:span text:style-name="Definition"><text:span text:style-name="T371">bijv. </text:span></text:span><text:span text:style-name="Definition"><text:span text:style-name="T372">pc02</text:span></text:span><text:span text:style-name="Definition"><text:span text:style-name="T368">)</text:span></text:span></text:p>
      <text:p text:style-name="P2"><text:span text:style-name="Definition"><text:span text:style-name="T376">o</text:span></text:span><text:span text:style-name="Definition"><text:span text:style-name="T375">pstartmenu</text:span></text:span><text:span text:style-name="Definition"><text:span text:style-name="T365"><text:tab/><text:tab/><text:tab/></text:span></text:span><text:span text:style-name="Definition"><text:span text:style-name="T365"><draw:control text:anchor-type="as-char" svg:y="-0.429cm" draw:z-index="16" draw:name="Opstartmenu" draw:style-name="gr2" draw:text-style-name="P104" svg:width="6.061cm" svg:height="0.6cm" draw:control="control17"><svg:title>Opstartmenu</svg:title><svg:desc>Toets voor het opstartmenu ("bootmenu")</svg:desc></draw:control></text:span></text:span><text:span text:style-name="Definition"><text:span text:style-name="T365"><text:tab/></text:span></text:span><text:span text:style-name="Definition"><text:span text:style-name="T368">(</text:span></text:span><text:span text:style-name="Definition"><text:span text:style-name="T369">to</text:span></text:span><text:span text:style-name="Definition"><text:span text:style-name="T373">ets voor het opstartmedium</text:span></text:span><text:span text:style-name="Definition"><text:span text:style-name="T374">)</text:span></text:span></text:p>
      <text:p text:style-name="P2"><text:span text:style-name="Definition"><text:span text:style-name="T378">i</text:span></text:span><text:span text:style-name="Definition"><text:span text:style-name="T379">nstellingen</text:span></text:span><text:span text:style-name="T368"><text:tab/><text:tab/> <text:tab/></text:span><text:span text:style-name="T368"><draw:control text:anchor-type="as-char" svg:y="-0.429cm" draw:z-index="12" draw:name="Instellingen" draw:style-name="gr2" draw:text-style-name="P104" svg:width="6.061cm" svg:height="0.6cm" draw:control="control13"><svg:title>Instellingen</svg:title><svg:desc>Toets voor het BIOS/UEFI-scherm ("setup")</svg:desc></draw:control></text:span><text:span text:style-name="T368"><text:tab/>(</text:span><text:span text:style-name="T369">toets voor het BIOS/UEFI-scherm</text:span><text:span text:style-name="T368">)</text:span></text:p>
      <text:p text:style-name="P4"><text:span text:style-name="Definition"><text:span text:style-name="T427">g</text:span></text:span><text:span text:style-name="Definition"><text:span text:style-name="T426">ebruiker</text:span></text:span><text:span text:style-name="Definition"><text:span text:style-name="T428">2</text:span></text:span><text:span text:style-name="Definition"><text:span text:style-name="T429"><text:tab/></text:span></text:span><text:span text:style-name="Definition"><text:span text:style-name="T439"> <text:tab/><text:tab/></text:span></text:span><text:span text:style-name="T430"><draw:control text:anchor-type="as-char" svg:y="-0.429cm" draw:z-index="24" draw:name="Gebruiker 1" draw:style-name="gr2" draw:text-style-name="P104" svg:width="6.061cm" svg:height="0.6cm" draw:control="control25"><svg:title>Gebruiker</svg:title><svg:desc>Volledige naam, bijv. Jan Stek</svg:desc></draw:control></text:span><text:span text:style-name="T430"><text:tab/></text:span><text:span text:style-name="T431">(</text:span><text:span text:style-name="T432">volledige naam </text:span><text:span text:style-name="T433">evt. 2</text:span><text:span text:style-name="T440">e</text:span><text:span text:style-name="T433"> gebruiker</text:span><text:span text:style-name="T434">)</text:span></text:p>
      <text:p text:style-name="P88"><text:span text:style-name="Definition"><text:span text:style-name="T427">g</text:span></text:span><text:span text:style-name="Definition"><text:span text:style-name="T426">ebruikersnaam</text:span></text:span><text:span text:style-name="Definition"><text:span text:style-name="T428">2</text:span></text:span><text:span text:style-name="Definition"><text:span text:style-name="T435"><text:tab/></text:span></text:span><text:span text:style-name="Definition"><text:span text:style-name="T435"><draw:control text:anchor-type="as-char" svg:y="-0.429cm" draw:z-index="25" draw:name="Gberuikersnaam 1" draw:style-name="gr2" draw:text-style-name="P104" svg:width="6.061cm" svg:height="0.6cm" draw:control="control26"><svg:title>Gebruikersnaam</svg:title><svg:desc>Korte naam, bijv. jan</svg:desc></draw:control></text:span></text:span><text:span text:style-name="Definition"><text:span text:style-name="T435"><text:tab/></text:span></text:span><text:span text:style-name="T436">(korte naam</text:span><text:span text:style-name="T437"> </text:span><text:span text:style-name="T438">evt. 2</text:span><text:span text:style-name="T441">e</text:span><text:span text:style-name="T438"> gebruiker</text:span><text:span text:style-name="T436">)</text:span></text:p>
      <text:p text:style-name="P4"><text:span text:style-name="T299">Vervang </text:span><text:span text:style-name="Definition"><text:span text:style-name="T401">schuingedrukte</text:span></text:span><text:span text:style-name="T299"> </text:span><text:span text:style-name="T300">woorden </text:span><text:span text:style-name="T299">in deze checklist door </text:span><text:span text:style-name="T300">boven</text:span><text:span text:style-name="T299">staande waarden.</text:span></text:p>
      <text:p text:style-name="P12"/>
      <text:p text:style-name="P1"><text:span text:style-name="Strong_20_Emphasis"><text:span text:style-name="T307"/></text:span></text:p>
      <text:p text:style-name="P5"><text:span text:style-name="T309">Nog niet op Linux?</text:span><text:span text:style-name="T301"><text:tab/></text:span><text:span text:style-name="T305"><text:tab/></text:span><text:span text:style-name="T306">G</text:span><text:span text:style-name="T302">ebruik </text:span><text:span text:style-name="Strong_20_Emphasis"><text:span text:style-name="T310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400">karelzimmer.nl</text:span></text:span></text:a><text:span text:style-name="T303"> onder </text:span><text:span text:style-name="T308">Linux</text:span><text:span text:style-name="T304">.</text:span></text:p>
      <text:p text:style-name="P46"><text:span text:style-name="T269">Nieuwe installatie?</text:span><text:span text:style-name="T264"><text:tab/></text:span><text:span text:style-name="T266"></text:span><text:span text:style-name="T268"><text:tab/></text:span><text:span text:style-name="T267">B</text:span><text:span text:style-name="T264">egin bij hoofdstuk </text:span><text:span text:style-name="T269"><text:bookmark-ref text:reference-format="page" text:ref-name="__RefNumPara__4009_1271708128">2</text:bookmark-ref></text:span><text:span text:style-name="T264"><text:s text:c="2"/></text:span><text:span text:style-name="T270"><text:bookmark-ref text:reference-format="text" text:ref-name="__RefNumPara__4009_1271708128">Installatie uitvoeren</text:bookmark-ref></text:span><text:span text:style-name="T265">.</text:span></text:p>
      <text:p text:style-name="P26"/>
      <text:list xml:id="list452866208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17984142416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53"><draw:control text:anchor-type="as-char" draw:z-index="23" draw:name="Vorm3_ 1" draw:style-name="gr1" draw:text-style-name="P103" svg:width="0.35cm" svg:height="0.35cm" draw:control="control24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1"><text:span text:style-name="User_20_Entry"><text:span text:style-name="T242">Bijv. </text:span></text:span><text:span text:style-name="User_20_Entry"><text:span text:style-name="T241">met </text:span></text:span><text:span text:style-name="User_20_Entry"><text:span text:style-name="T243">Terminalvenster</text:span></text:span><text:span text:style-name="User_20_Entry"><text:span text:style-name="T240"> </text:span></text:span><text:span text:style-name="User_20_Entry"><text:span text:style-name="T242">opdracht</text:span></text:span><text:span text:style-name="User_20_Entry"><text:span text:style-name="T240">: </text:span></text:span><text:span text:style-name="User_20_Entry"><text:span text:style-name="T257">sudo </text:span></text:span><text:span text:style-name="User_20_Entry"><text:span text:style-name="T259">more</text:span></text:span><text:span text:style-name="User_20_Entry"><text:span text:style-name="T257"> </text:span></text:span><text:span text:style-name="User_20_Entry"><text:span text:style-name="T258">/etc/NetworkManager/system-connections/</text:span></text:span><text:span text:style-name="User_20_Entry"><text:span text:style-name="T257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917985471344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3917985471632">
          <table:table-cell table:style-name="_31_._5f_Installatie_5f_voorbereiden.A1" office:value-type="string">
            <text:p text:style-name="P61"><text:span text:style-name="Strong_20_Emphasis"><text:span text:style-name="T101"><text:s/></text:span></text:span><text:span text:style-name="Strong_20_Emphasis"><text:span text:style-name="T153"><draw:control text:anchor-type="as-char" draw:z-index="19" draw:name="Vorm3_0" draw:style-name="gr1" draw:text-style-name="P103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1">Aanmelden als </text:span></text:span><text:span text:style-name="Definition"><text:span text:style-name="T403">gebruike</text:span></text:span><text:span text:style-name="Definition"><text:span text:style-name="T404">r</text:span></text:span><text:span text:style-name="Strong_20_Emphasis"><text:span text:style-name="T102"><text:note text:id="ftn3" text:note-class="footnote"><text:note-citation>3</text:note-citation><text:note-body><text:p text:style-name="P80"><text:span text:style-name="User_20_Entry"><text:span text:style-name="T239">E</text:span></text:span><text:span text:style-name="User_20_Entry"><text:span text:style-name="T244">v</text:span></text:span><text:span text:style-name="User_20_Entry"><text:span text:style-name="T245">en</text:span></text:span><text:span text:style-name="User_20_Entry"><text:span text:style-name="T247">t</text:span></text:span><text:span text:style-name="User_20_Entry"><text:span text:style-name="T248">uele </text:span></text:span><text:span text:style-name="User_20_Entry"><text:span text:style-name="T249">extra </text:span></text:span><text:span text:style-name="User_20_Entry"><text:span text:style-name="T251">gebruiker</text:span></text:span><text:span text:style-name="User_20_Entry"><text:span text:style-name="T249">s aanmelden </text:span></text:span><text:span text:style-name="User_20_Entry"><text:span text:style-name="T250">en dezelfde stappen uitvoeren</text:span></text:span><text:span text:style-name="User_20_Entry"><text:span text:style-name="T246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91798547192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3917985472208">
          <table:table-cell table:style-name="_31_._5f_Installatie_5f_voorbereid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0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4" text:note-class="footnote"><text:note-citation>4</text:note-citation><text:note-body><text:p text:style-name="P97"><text:span text:style-name="T443">Debian-</text:span><text:span text:style-name="T444">p</text:span>akket kz plaatst documenten en scripts van Karel Zimmer <text:span text:style-name="T442">(zie </text:span><text:a xlink:type="simple" xlink:href="https://karelzimmer.nl/" text:style-name="Internet_20_link" text:visited-style-name="Visited_20_Internet_20_Link"><text:span text:style-name="Strong_20_Emphasis"><text:span text:style-name="T385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51">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53"><text:note text:id="ftn5" text:note-class="footnote"><text:note-citation>5</text:note-citation><text:note-body><text:p text:style-name="P79"><text:span text:style-name="T262">D</text:span>e <text:span text:style-name="T389">Super</text:span>-toets <text:span text:style-name="T262">is </text:span>de Windows<text:span text:style-name="T393">-</text:span><text:span text:style-name="T388">toets</text:span>, <text:span text:style-name="T393">C</text:span>ommand-<text:span text:style-name="T388">toets</text:span>, of <text:span text:style-name="T393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00">Terminalvenster</text:span></text:span><text:span text:style-name="Strong_20_Emphasis"><text:span text:style-name="T110">.</text:span></text:span></text:p>
          </table:table-cell>
        </table:table-row>
        <table:table-row table:style-name="TableLine93917985472496">
          <table:table-cell table:style-name="_31_._5f_Installatie_5f_voorbereiden.A1" office:value-type="string">
            <text:p text:style-name="P70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60"><text:span text:style-name="T407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12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3917985472784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5"><text:span text:style-name="T407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3917985473072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3917985473360">
          <table:table-cell table:style-name="_31_._5f_Installatie_5f_voorbereiden.A1" office:value-type="string">
            <text:p text:style-name="P57"><text:span text:style-name="Strong_20_Emphasis"><text:span text:style-name="T107"><text:s/></text:span></text:span><text:span text:style-name="Strong_20_Emphasis"><text:span text:style-name="Strong_20_Emphasis"><text:span text:style-name="T155"><draw:control text:anchor-type="as-char" draw:z-index="1" draw:name="Vorm6" draw:style-name="gr1" draw:text-style-name="P10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16">Bereid de installatie voor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4"><text:note-ref text:note-class="footnote" text:reference-format="text" text:ref-name="ftn5">5</text:note-ref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1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</text:span></text:span><text:span text:style-name="Strong_20_Emphasis"><text:span text:style-name="T156">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18">.</text:span></text:span></text:p>
          </table:table-cell>
        </table:table-row>
        <table:table-row table:style-name="TableLine93917985473648">
          <table:table-cell table:style-name="_31_._5f_Installatie_5f_voorbereiden.A1" office:value-type="string">
            <text:p text:style-name="P71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7">1</text:span></text:span><text:span text:style-name="Strong_20_Emphasis"><text:span text:style-name="T228"> </text:span></text:span><text:span text:style-name="Strong_20_Emphasis"><text:span text:style-name="T229">In</text:span></text:span><text:span text:style-name="Strong_20_Emphasis"><text:span text:style-name="T206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15"/>
      <text:list xml:id="list93045137564635" text:continue-numbering="true" text:style-name="L1">
        <text:list-item>
          <text:p text:style-name="P101"><text:bookmark-start text:name="__RefNumPara__4009_1271708128"/><text:span text:style-name="Strong_20_Emphasis"><text:span text:style-name="T397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17985440688">
          <table:table-cell table:style-name="_32_._5f_Installatie_5f_uitvoer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11">Start de computer op vanaf </text:span><text:span text:style-name="T326">een </text:span><text:span text:style-name="T326"><text:reference-ref text:reference-format="text" text:ref-name="Distributie">Ubuntu</text:reference-ref></text:span><text:span text:style-name="T326"><text:s/></text:span><text:span text:style-name="T11"><text:reference-ref text:reference-format="text" text:ref-name="Versie">22.04</text:reference-ref></text:span><text:span text:style-name="T252"><text:s/></text:span><text:span text:style-name="T252"><text:reference-ref text:reference-format="text" text:ref-name="Editie">desktop</text:reference-ref></text:span><text:span text:style-name="T252"><text:s/>Live</text:span><text:span text:style-name="T252"><text:note text:id="ftn6" text:note-class="footnote"><text:note-citation>1</text:note-citation><text:note-body><text:p text:style-name="P78"><text:span text:style-name="T382">Vanaf ee</text:span>n Live <text:span text:style-name="T387">USB-stick </text:span><text:span text:style-name="T421">(</text:span><text:span text:style-name="T387">of </text:span><text:span text:style-name="T422">cd/dvd</text:span><text:span text:style-name="T421">)</text:span><text:span text:style-name="T3"> </text:span>kunt <text:span text:style-name="T382">u opstarten en</text:span> met <text:reference-ref text:reference-format="text" text:ref-name="Distributie">Ubuntu</text:reference-ref><text:s/>werken zonder deze te installeren.</text:p></text:note-body></text:note></text:span><text:span text:style-name="T252"> </text:span><text:span text:style-name="T253">USB-stick</text:span><text:span text:style-name="T253"><text:note text:id="ftn7" text:note-class="footnote"><text:note-citation>2</text:note-citation><text:note-body><text:p text:style-name="P93"><text:span text:style-name="Strong_20_Emphasis"><text:span text:style-name="T21">Download </text:span></text:span><text:span text:style-name="Strong_20_Emphasis"><text:span text:style-name="T16">een </text:span></text:span><text:span text:style-name="Strong_20_Emphasis"><text:span text:style-name="T24">Desktop </text:span></text:span><text:span text:style-name="Strong_20_Emphasis"><text:span text:style-name="T38">CD</text:span></text:span><text:span text:style-name="Strong_20_Emphasis"><text:span text:style-name="T20"> vanaf </text:span></text:span><text:a xlink:type="simple" xlink:href="https://nl.releases.ubuntu.com/" text:style-name="Internet_20_link" text:visited-style-name="Visited_20_Internet_20_Link"><text:span text:style-name="Strong_20_Emphasis"><text:span text:style-name="T384">nl.releases.ubuntu.com</text:span></text:span></text:a><text:span text:style-name="Strong_20_Emphasis"><text:span text:style-name="T20">, </text:span></text:span><text:span text:style-name="Strong_20_Emphasis"><text:span text:style-name="T32">kies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 LTS (Jammy Jellyfish)</text:span></text:span><text:span text:style-name="Strong_20_Emphasis"><text:span text:style-name="T32">, </text:span></text:span><text:span text:style-name="Strong_20_Emphasis"><text:span text:style-name="T17">en </text:span></text:span><text:span text:style-name="Strong_20_Emphasis"><text:span text:style-name="T21">plaats </text:span></text:span><text:span text:style-name="Strong_20_Emphasis"><text:span text:style-name="T16">een USB-stick </text:span></text:span><text:span text:style-name="Strong_20_Emphasis"><text:span text:style-name="T39">va</text:span></text:span><text:span text:style-name="Strong_20_Emphasis"><text:span text:style-name="T30">n </text:span></text:span><text:span text:style-name="Strong_20_Emphasis"><text:span text:style-name="T15">min</text:span></text:span><text:span text:style-name="Strong_20_Emphasis"><text:span text:style-name="T31">imaal</text:span></text:span><text:span text:style-name="Strong_20_Emphasis"><text:span text:style-name="T15"> </text:span></text:span><text:span text:style-name="Strong_20_Emphasis"><text:span text:style-name="T22">4</text:span></text:span><text:span text:style-name="Strong_20_Emphasis"><text:span text:style-name="T15"> GB. <text:line-break/></text:span></text:span><text:span text:style-name="Strong_20_Emphasis"><text:span text:style-name="T37">Zoek</text:span></text:span><text:span text:style-name="Strong_20_Emphasis"><text:span text:style-name="T15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40">Schijven</text:span></text:span><text:span text:style-name="Strong_20_Emphasis"><text:span text:style-name="T26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6"> </text:span></text:span><text:span text:style-name="Strong_20_Emphasis"><text:span text:style-name="T45">⋮</text:span></text:span><text:span text:style-name="Strong_20_Emphasis"><text:span text:style-name="T26"> (icoontje met de drie puntjes).</text:span></text:span></text:p><text:p text:style-name="P93"><text:span text:style-name="Strong_20_Emphasis"><text:span text:style-name="T26"><text:tab/>Kies </text:span></text:span><text:span text:style-name="Strong_20_Emphasis"><text:span text:style-name="T45">Schijfkopie terugzetten</text:span></text:span><text:span text:style-name="Strong_20_Emphasis"><text:span text:style-name="T26"> en selecteer </text:span></text:span><text:span text:style-name="Strong_20_Emphasis"><text:span text:style-name="T35">het net</text:span></text:span><text:span text:style-name="Strong_20_Emphasis"><text:span text:style-name="T33"> gedownloade </text:span></text:span><text:span text:style-name="T7">CD-beeldbestand </text:span><text:span text:style-name="T8">(.iso)</text:span><text:span text:style-name="Strong_20_Emphasis"><text:span text:style-name="T33">.</text:span></text:span></text:p><text:p text:style-name="P93"><text:span text:style-name="Strong_20_Emphasis"><text:span text:style-name="T26"><text:tab/>Klik op </text:span></text:span><text:span text:style-name="Strong_20_Emphasis"><text:span text:style-name="T45">Terugzetten starten</text:span></text:span><text:span text:style-name="Strong_20_Emphasis"><text:span text:style-name="T26"> en vervolgens op </text:span></text:span><text:span text:style-name="Strong_20_Emphasis"><text:span text:style-name="T45">Terugzetten</text:span></text:span><text:span text:style-name="Strong_20_Emphasis"><text:span text:style-name="T23">, </text:span></text:span><text:span text:style-name="Strong_20_Emphasis"><text:span text:style-name="T29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260">Etche</text:span></text:span><text:span text:style-name="Strong_20_Emphasis"><text:span text:style-name="T261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383">etcher.io</text:span></text:span></text:a><text:span text:style-name="Strong_20_Emphasis"><text:span text:style-name="T13">); </text:span></text:span><text:span text:style-name="Strong_20_Emphasis"><text:span text:style-name="T260">Etche</text:span></text:span><text:span text:style-name="Strong_20_Emphasis"><text:span text:style-name="T261">r</text:span></text:span><text:span text:style-name="Strong_20_Emphasis"><text:span text:style-name="T25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6">Windows, </text:span></text:span><text:span text:style-name="Strong_20_Emphasis"><text:span text:style-name="T34">mac</text:span></text:span><text:span text:style-name="Strong_20_Emphasis"><text:span text:style-name="T27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8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252">.</text:span></text:p>
            <text:p text:style-name="P50"><text:span text:style-name="T237">Opstartmenu/</text:span><text:span text:style-name="T238">boot menu</text:span><text:span text:style-name="T237"> </text:span><text:span text:style-name="T236">via </text:span><text:span text:style-name="Definition"><text:span text:style-name="T416">opstartmenu</text:span></text:span><text:span text:style-name="T236">, </text:span><text:span text:style-name="T237">instellingen/</text:span><text:span text:style-name="T238">setup</text:span><text:span text:style-name="T236"> via </text:span><text:span text:style-name="Definition"><text:span text:style-name="T408">instellingen</text:span></text:span><text:span text:style-name="T236">.</text:span></text:p>
          </table:table-cell>
        </table:table-row>
        <table:table-row table:style-name="TableLine93917985456288">
          <table:table-cell table:style-name="_32_._5f_Installatie_5f_uitvoeren.A1" office:value-type="string">
            <text:p text:style-name="P57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57">Kies</text:span></text:span><text:span text:style-name="Strong_20_Emphasis"><text:span text:style-name="T56"> </text:span></text:span><text:span text:style-name="Strong_20_Emphasis"><text:span text:style-name="T158">als</text:span></text:span><text:span text:style-name="Strong_20_Emphasis"><text:span text:style-name="T57"> </text:span></text:span><text:span text:style-name="Strong_20_Emphasis"><text:span text:style-name="T58">mogelijk</text:span></text:span><text:span text:style-name="Strong_20_Emphasis"><text:span text:style-name="T56"> </text:span></text:span><text:span text:style-name="Strong_20_Emphasis"><text:span text:style-name="T59">met pijltjes-toetsen</text:span></text:span><text:span text:style-name="Strong_20_Emphasis"><text:span text:style-name="T60"> </text:span></text:span><text:span text:style-name="Strong_20_Emphasis"><text:span text:style-name="T201">Nederlands</text:span></text:span><text:span text:style-name="Strong_20_Emphasis"><text:span text:style-name="T61"> </text:span></text:span><text:span text:style-name="Strong_20_Emphasis"><text:span text:style-name="T59">en druk op </text:span></text:span><text:span text:style-name="Strong_20_Emphasis"><text:span text:style-name="T62">de </text:span></text:span><text:span text:style-name="Strong_20_Emphasis"><text:span text:style-name="T63">Enter</text:span></text:span><text:span text:style-name="Strong_20_Emphasis"><text:span text:style-name="T62">-toets.</text:span></text:span></text:p>
          </table:table-cell>
        </table:table-row>
        <table:table-row table:style-name="TableLine93917985499184">
          <table:table-cell table:style-name="_32_._5f_Installatie_5f_uitvoeren.A1" office:value-type="string">
            <text:p text:style-name="P57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19"><text:span text:style-name="T325">Kies </text:span><text:span text:style-name="T312">Ubuntu installeren </text:span><text:span text:style-name="Strong_20_Emphasis"><text:span text:style-name="T158">en druk op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T325">.</text:span></text:p>
          </table:table-cell>
        </table:table-row>
        <table:table-row table:style-name="TableLine9391798545196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07"><text:s/></text:span></text:span><text:span text:style-name="T107"><draw:control text:anchor-type="as-char" draw:z-index="3" draw:name="Vorm12" draw:style-name="gr1" draw:text-style-name="P103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4">Op het </text:span></text:span><text:span text:style-name="Strong_20_Emphasis"><text:span text:style-name="T65">scherm </text:span></text:span><text:span text:style-name="Strong_20_Emphasis"><text:span text:style-name="T215">Wel</text:span></text:span><text:span text:style-name="Strong_20_Emphasis"><text:span text:style-name="T204">k</text:span></text:span><text:span text:style-name="Strong_20_Emphasis"><text:span text:style-name="T216">om</text:span></text:span><text:span text:style-name="Strong_20_Emphasis"><text:span text:style-name="T66"> </text:span></text:span><text:span text:style-name="Strong_20_Emphasis"><text:span text:style-name="T64">kies </text:span></text:span><text:span text:style-name="Strong_20_Emphasis"><text:span text:style-name="T207">Nederlands</text:span></text:span><text:span text:style-name="Strong_20_Emphasis"><text:span text:style-name="T55"> en klik op</text:span></text:span><text:span text:style-name="Strong_20_Emphasis"><text:span text:style-name="T67"> </text:span></text:span><text:span text:style-name="Strong_20_Emphasis"><text:span text:style-name="T208">Verder</text:span></text:span><text:span text:style-name="Strong_20_Emphasis"><text:span text:style-name="T55">/</text:span></text:span><text:span text:style-name="Strong_20_Emphasis"><text:span text:style-name="T205">Ubuntu installeren</text:span></text:span><text:span text:style-name="Strong_20_Emphasis"><text:span text:style-name="T55">.</text:span></text:span></text:p>
          </table:table-cell>
        </table:table-row>
        <table:table-row table:style-name="TableLine93917985446240">
          <table:table-cell table:style-name="_32_._5f_Installatie_5f_uitvoeren.A1" office:value-type="string">
            <text:p text:style-name="P57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7">Toetsenbord</text:span></text:span><text:span text:style-name="Strong_20_Emphasis"><text:span text:style-name="T218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12">Verder</text:span></text:span><text:span text:style-name="Strong_20_Emphasis"><text:span text:style-name="T167">.</text:span></text:span></text:p>
          </table:table-cell>
        </table:table-row>
        <table:table-row table:style-name="TableLine93917985443376">
          <table:table-cell table:style-name="_32_._5f_Installatie_5f_uitvoeren.A1" office:value-type="string">
            <text:p text:style-name="P57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8">Als </text:span></text:span><text:span text:style-name="Strong_20_Emphasis"><text:span text:style-name="T69">het </text:span></text:span><text:span text:style-name="Strong_20_Emphasis"><text:span text:style-name="T70">het scherm </text:span></text:span><text:span text:style-name="Strong_20_Emphasis"><text:span text:style-name="T219">Draadloos</text:span></text:span><text:span text:style-name="Strong_20_Emphasis"><text:span text:style-name="T70"> </text:span></text:span><text:span text:style-name="Strong_20_Emphasis"><text:span text:style-name="T69">verschijnt, </text:span></text:span><text:span text:style-name="Strong_20_Emphasis"><text:span text:style-name="T71">kies</text:span></text:span><text:span text:style-name="Strong_20_Emphasis"><text:span text:style-name="T70"> </text:span></text:span><text:span text:style-name="Strong_20_Emphasis"><text:span text:style-name="T71">een draadloos netwerk, maak </text:span></text:span><text:span text:style-name="Strong_20_Emphasis"><text:span text:style-name="T55">verbinding, </text:span></text:span><text:span text:style-name="Strong_20_Emphasis"><text:span text:style-name="T72">en klik</text:span></text:span><text:span text:style-name="Strong_20_Emphasis"><text:span text:style-name="T55"> </text:span></text:span><text:span text:style-name="Strong_20_Emphasis"><text:span text:style-name="T73">op </text:span></text:span><text:span text:style-name="Strong_20_Emphasis"><text:span text:style-name="T208">Verder</text:span></text:span><text:span text:style-name="Strong_20_Emphasis"><text:span text:style-name="T55">.</text:span></text:span></text:p>
          </table:table-cell>
        </table:table-row>
        <table:table-row table:style-name="TableLine93917985659712">
          <table:table-cell table:style-name="_32_._5f_Installatie_5f_uitvoeren.A1" office:value-type="string">
            <text:p text:style-name="P57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4">O</text:span></text:span><text:span text:style-name="Strong_20_Emphasis"><text:span text:style-name="T75">p het scherm </text:span></text:span><text:span text:style-name="Strong_20_Emphasis"><text:span text:style-name="T220">Bijgewerkte pakketten en andere programmatuur</text:span></text:span><text:span text:style-name="Strong_20_Emphasis"><text:span text:style-name="T221"> </text:span></text:span><text:span text:style-name="T55">klik op </text:span><text:span text:style-name="Strong_20_Emphasis"><text:span text:style-name="T207">Verder</text:span></text:span><text:span text:style-name="Strong_20_Emphasis"><text:span text:style-name="T55">.</text:span></text:span></text:p>
          </table:table-cell>
        </table:table-row>
        <table:table-row table:style-name="TableLine9391798566033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3917985660960">
          <table:table-cell table:style-name="_32_._5f_Installatie_5f_uitvoeren.A1" office:value-type="string">
            <text:p text:style-name="P57"><text:span text:style-name="Strong_20_Emphasis"><text:span text:style-name="T407"><text:s/></text:span></text:span><text:span text:style-name="T107"><draw:control text:anchor-type="as-char" draw:z-index="4" draw:name="Vorm16" draw:style-name="gr1" draw:text-style-name="P103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2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330">het gewenste </text:span></text:span><text:span text:style-name="Strong_20_Emphasis"><text:span text:style-name="T347">Installatie type</text:span></text:span><text:span text:style-name="Strong_20_Emphasis"><text:span text:style-name="T330">.</text:span></text:span></text:p>
          </table:table-cell>
        </table:table-row>
        <table:table-row table:style-name="TableLine9391798566158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3"><text:span text:style-name="Strong_20_Emphasis"><text:span text:style-name="T331">K</text:span></text:span><text:span text:style-name="Strong_20_Emphasis"><text:span text:style-name="T77">lik </text:span></text:span><text:span text:style-name="Strong_20_Emphasis"><text:span text:style-name="T78">op</text:span></text:span><text:span text:style-name="Strong_20_Emphasis"><text:span text:style-name="T77"> </text:span></text:span><text:span text:style-name="Strong_20_Emphasis"><text:span text:style-name="T213">I</text:span></text:span><text:span text:style-name="Strong_20_Emphasis"><text:span text:style-name="T214">nstalle</text:span></text:span><text:span text:style-name="Strong_20_Emphasis"><text:span text:style-name="T213">e</text:span></text:span><text:span text:style-name="Strong_20_Emphasis"><text:span text:style-name="T214">r </text:span></text:span><text:span text:style-name="Strong_20_Emphasis"><text:span text:style-name="T213">nu</text:span></text:span><text:span text:style-name="Strong_20_Emphasis"><text:span text:style-name="T77">, </text:span></text:span><text:span text:style-name="Strong_20_Emphasis"><text:span text:style-name="T94">of klik op </text:span></text:span><text:span text:style-name="Strong_20_Emphasis"><text:span text:style-name="T202">Verder</text:span></text:span><text:span text:style-name="Strong_20_Emphasis"><text:span text:style-name="T94"> en </text:span></text:span><text:span text:style-name="Strong_20_Emphasis"><text:span text:style-name="T162">c</text:span></text:span><text:span text:style-name="Strong_20_Emphasis"><text:span text:style-name="T79">ontroleer de </text:span></text:span><text:span text:style-name="Strong_20_Emphasis"><text:span text:style-name="T80">voorgestelde </text:span></text:span><text:span text:style-name="Strong_20_Emphasis"><text:span text:style-name="T79">schijfindelin</text:span></text:span><text:span text:style-name="Strong_20_Emphasis"><text:span text:style-name="T81">g,</text:span></text:span><text:span text:style-name="Strong_20_Emphasis"><text:span text:style-name="T79"> </text:span></text:span><text:span text:style-name="Strong_20_Emphasis"><text:span text:style-name="T82">kies de gewenste schijf, </text:span></text:span><text:span text:style-name="Strong_20_Emphasis"><text:span text:style-name="T81">en </text:span></text:span><text:span text:style-name="Strong_20_Emphasis"><text:span text:style-name="T185">k</text:span></text:span><text:span text:style-name="Strong_20_Emphasis"><text:span text:style-name="T186">lik op </text:span></text:span><text:span text:style-name="Strong_20_Emphasis"><text:span text:style-name="T213">I</text:span></text:span><text:span text:style-name="Strong_20_Emphasis"><text:span text:style-name="T214">nstalle</text:span></text:span><text:span text:style-name="Strong_20_Emphasis"><text:span text:style-name="T213">e</text:span></text:span><text:span text:style-name="Strong_20_Emphasis"><text:span text:style-name="T214">r </text:span></text:span><text:span text:style-name="Strong_20_Emphasis"><text:span text:style-name="T213">nu</text:span></text:span><text:span text:style-name="Strong_20_Emphasis"><text:span text:style-name="T186">.</text:span></text:span></text:p>
          </table:table-cell>
        </table:table-row>
        <table:table-row table:style-name="TableLine93917985662208">
          <table:table-cell table:style-name="_32_._5f_Installatie_5f_uitvoeren.A1" office:value-type="string">
            <text:p text:style-name="P73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2">Wilt u deze aanpassingen wegschrijven naar de schijven? </text:span></text:span><text:span text:style-name="Strong_20_Emphasis"><text:span text:style-name="T83">controleer de </text:span></text:span><text:span text:style-name="Strong_20_Emphasis"><text:span text:style-name="T84">partities</text:span></text:span><text:span text:style-name="Strong_20_Emphasis"><text:span text:style-name="T83"> </text:span></text:span><text:span text:style-name="Strong_20_Emphasis"><text:span text:style-name="T85">die </text:span></text:span><text:span text:style-name="Strong_20_Emphasis"><text:span text:style-name="T86">geformatteerd</text:span></text:span><text:span text:style-name="Strong_20_Emphasis"><text:span text:style-name="T85"> worden </text:span></text:span><text:span text:style-name="Strong_20_Emphasis"><text:span text:style-name="T83">en </text:span></text:span><text:span text:style-name="Strong_20_Emphasis"><text:span text:style-name="T74">klik </text:span></text:span><text:span text:style-name="Strong_20_Emphasis"><text:span text:style-name="T77">op </text:span></text:span><text:span text:style-name="Strong_20_Emphasis"><text:span text:style-name="T209">Verder</text:span></text:span><text:span text:style-name="Strong_20_Emphasis"><text:span text:style-name="T77">.</text:span></text:span></text:p>
          </table:table-cell>
        </table:table-row>
        <table:table-row table:style-name="TableLine9391798566283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3917985663456">
          <table:table-cell table:style-name="_32_._5f_Installatie_5f_uitvoeren.A1" office:value-type="string">
            <text:p text:style-name="P57"><text:span text:style-name="Strong_20_Emphasis"><text:span text:style-name="T407"><text:s/></text:span></text:span><text:span text:style-name="T107"><draw:control text:anchor-type="as-char" draw:z-index="5" draw:name="Vorm19" draw:style-name="gr1" draw:text-style-name="P103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2">O</text:span></text:span><text:span text:style-name="Strong_20_Emphasis"><text:span text:style-name="T333">p </text:span></text:span><text:span text:style-name="Strong_20_Emphasis"><text:span text:style-name="T334">het </text:span></text:span><text:span text:style-name="Strong_20_Emphasis"><text:span text:style-name="T335">scherm </text:span></text:span><text:span text:style-name="Strong_20_Emphasis"><text:span text:style-name="T348">Waar bevindt u zich?</text:span></text:span><text:span text:style-name="Strong_20_Emphasis"><text:span text:style-name="T335"> </text:span></text:span><text:span text:style-name="Strong_20_Emphasis"><text:span text:style-name="T336">controleer </text:span></text:span><text:span text:style-name="Strong_20_Emphasis"><text:span text:style-name="T337">de </text:span></text:span><text:span text:style-name="Strong_20_Emphasis"><text:span text:style-name="T336">locatie en </text:span></text:span><text:span text:style-name="Strong_20_Emphasis"><text:span text:style-name="T332">klik </text:span></text:span><text:span text:style-name="Strong_20_Emphasis"><text:span text:style-name="T335">op </text:span></text:span><text:span text:style-name="Strong_20_Emphasis"><text:span text:style-name="T348">Verder</text:span></text:span><text:span text:style-name="Strong_20_Emphasis"><text:span text:style-name="T335">.</text:span></text:span></text:p>
          </table:table-cell>
        </table:table-row>
        <table:table-row table:style-name="TableLine93917985664080">
          <table:table-cell table:style-name="_32_._5f_Installatie_5f_uitvoeren.A1" office:value-type="string">
            <text:p text:style-name="P57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7"><text:span text:style-name="T349">Op </text:span><text:span text:style-name="T350">het </text:span><text:span text:style-name="T348">scherm </text:span><text:span text:style-name="Strong_20_Emphasis"><text:span text:style-name="T348">Wie bent u?</text:span></text:span><text:span text:style-name="T348"> </text:span><text:span text:style-name="T349">vul </text:span><text:span text:style-name="T351">in </text:span><text:span text:style-name="Strong_20_Emphasis"><text:span text:style-name="T352">Uw n</text:span></text:span><text:span text:style-name="Strong_20_Emphasis"><text:span text:style-name="T353">aam</text:span></text:span><text:span text:style-name="Strong_20_Emphasis"><text:span text:style-name="T338"> </text:span></text:span><text:span text:style-name="Definition"><text:span text:style-name="T409">gebruiker</text:span></text:span><text:span text:style-name="Strong_20_Emphasis"><text:span text:style-name="T339">, <text:line-break/></text:span></text:span><text:span text:style-name="Strong_20_Emphasis"><text:span text:style-name="T353">Naam </text:span></text:span><text:span text:style-name="Strong_20_Emphasis"><text:span text:style-name="T352">van uw </text:span></text:span><text:span text:style-name="Strong_20_Emphasis"><text:span text:style-name="T354">computer</text:span></text:span><text:span text:style-name="Definition"><text:span text:style-name="T405"> </text:span></text:span><text:span text:style-name="Definition"><text:span text:style-name="T409">computernaam</text:span></text:span><text:span text:style-name="Strong_20_Emphasis"><text:span text:style-name="T338">,<text:line-break/></text:span></text:span><text:span text:style-name="Strong_20_Emphasis"><text:span text:style-name="T352">Kies een g</text:span></text:span><text:span text:style-name="Strong_20_Emphasis"><text:span text:style-name="T354">ebruikersnaam</text:span></text:span><text:span text:style-name="Strong_20_Emphasis"><text:span text:style-name="T338"> </text:span></text:span><text:span text:style-name="Definition"><text:span text:style-name="T409">gebruikersnaam</text:span></text:span><text:span text:style-name="Strong_20_Emphasis"><text:span text:style-name="T338">,<text:line-break/></text:span></text:span><text:span text:style-name="Strong_20_Emphasis"><text:span text:style-name="T340">g</text:span></text:span><text:span text:style-name="Strong_20_Emphasis"><text:span text:style-name="T329">eef tweemaal een </text:span></text:span><text:span text:style-name="Strong_20_Emphasis"><text:span text:style-name="T346">wachtwoord</text:span></text:span><text:span text:style-name="Strong_20_Emphasis"><text:span text:style-name="T329">,</text:span></text:span><text:span text:style-name="Strong_20_Emphasis"><text:span text:style-name="T343"> </text:span></text:span><text:span text:style-name="Strong_20_Emphasis"><text:span text:style-name="T344">en</text:span></text:span><text:span text:style-name="Strong_20_Emphasis"><text:span text:style-name="T343"> </text:span></text:span><text:span text:style-name="Strong_20_Emphasis"><text:span text:style-name="T345">k</text:span></text:span><text:span text:style-name="Strong_20_Emphasis"><text:span text:style-name="T329">lik op </text:span></text:span><text:span text:style-name="Strong_20_Emphasis"><text:span text:style-name="T346">Verder</text:span></text:span><text:span text:style-name="Strong_20_Emphasis"><text:span text:style-name="T329">.</text:span></text:span></text:p>
          </table:table-cell>
        </table:table-row>
        <table:table-row table:style-name="TableLine9391798566470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917985665328">
          <table:table-cell table:style-name="_32_._5f_Installatie_5f_uitvoeren.A1" office:value-type="string">
            <text:p text:style-name="P57"><text:span text:style-name="Strong_20_Emphasis"><text:span text:style-name="T407"><text:s/></text:span></text:span><text:span text:style-name="T107"><draw:control text:anchor-type="as-char" draw:z-index="6" draw:name="Vorm21" draw:style-name="gr1" draw:text-style-name="P103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1">O</text:span></text:span><text:span text:style-name="Strong_20_Emphasis"><text:span text:style-name="T342">p het scherm </text:span></text:span><text:span text:style-name="Strong_20_Emphasis"><text:span text:style-name="T355">Installatie voltooid</text:span></text:span><text:span text:style-name="Strong_20_Emphasis"><text:span text:style-name="T342"> </text:span></text:span><text:span text:style-name="Strong_20_Emphasis"><text:span text:style-name="T341">klik </text:span></text:span><text:span text:style-name="Strong_20_Emphasis"><text:span text:style-name="T329">op </text:span></text:span><text:span text:style-name="Strong_20_Emphasis"><text:span text:style-name="T346">Nu herstarten</text:span></text:span><text:span text:style-name="Strong_20_Emphasis"><text:span text:style-name="T329">.</text:span></text:span></text:p>
          </table:table-cell>
        </table:table-row>
        <table:table-row table:style-name="TableLine9391798566595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917985666576">
          <table:table-cell table:style-name="_32_._5f_Installatie_5f_uitvoer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7" draw:name="Vorm22" draw:style-name="gr1" draw:text-style-name="P10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</text:span></text:span><text:span text:style-name="Strong_20_Emphasis"><text:span text:style-name="T177">en</text:span></text:span><text:span text:style-name="Strong_20_Emphasis"><text:span text:style-name="T175"> </text:span></text:span><text:span text:style-name="Strong_20_Emphasis"><text:span text:style-name="T178">druk </text:span></text:span><text:span text:style-name="Strong_20_Emphasis"><text:span text:style-name="T179">op</text:span></text:span><text:span text:style-name="Strong_20_Emphasis"><text:span text:style-name="T178">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Strong_20_Emphasis"><text:span text:style-name="T180">.</text:span></text:span></text:p>
          </table:table-cell>
        </table:table-row>
      </table:table>
      <text:p text:style-name="P49"><text:span text:style-name="Strong_20_Emphasis"><text:span text:style-name="T178"/></text:span></text:p>
      <text:list xml:id="list93044210371496" text:continue-numbering="true" text:style-name="L1">
        <text:list-item>
          <text:p text:style-name="P99"><text:span text:style-name="Strong_20_Emphasis"><text:span text:style-name="T223">Installatie </text:span></text:span><text:span text:style-name="Strong_20_Emphasis"><text:span text:style-name="T224">afronden</text:span></text:span></text:p>
        </text:list-item>
      </text:list>
      <text:p text:style-name="P53"><text:span text:style-name="Strong_20_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17985569264">
          <table:table-cell table:style-name="_33_._5f_Installatie_5f_afronden.A1" office:value-type="string">
            <text:p text:style-name="P58"><text:span text:style-name="Strong_20_Emphasis"><text:span text:style-name="T107"><text:s/></text:span></text:span><text:span text:style-name="Strong_20_Emphasis"><text:span text:style-name="T155"><draw:control text:anchor-type="as-char" draw:z-index="8" draw:name="Vorm24" draw:style-name="gr1" draw:text-style-name="P10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7">Aanmelden als </text:span></text:span><text:span text:style-name="Definition"><text:span text:style-name="T402">gebruiker</text:span></text:span><text:span text:style-name="Strong_20_Emphasis"><text:span text:style-name="T87">.</text:span></text:span></text:p>
          </table:table-cell>
        </table:table-row>
        <table:table-row table:style-name="TableLine939179857226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81"/></text:span></text:p>
          </table:table-cell>
        </table:table-row>
        <table:table-row table:style-name="TableLine93917985726768">
          <table:table-cell table:style-name="_33_._5f_Installatie_5f_afronden.A1" office:value-type="string">
            <text:p text:style-name="P58"><text:span text:style-name="Strong_20_Emphasis"><text:span text:style-name="T107"><text:s/></text:span></text:span><text:span text:style-name="Strong_20_Emphasis"><text:span text:style-name="T155"><draw:control text:anchor-type="as-char" draw:z-index="9" draw:name="Vorm25" draw:style-name="gr1" draw:text-style-name="P103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96"><text:span text:style-name="Strong_20_Emphasis"><text:span text:style-name="T98">V</text:span></text:span><text:span text:style-name="Strong_20_Emphasis"><text:span text:style-name="T88">olg de aanwijzingen </text:span></text:span><text:span text:style-name="Strong_20_Emphasis"><text:span text:style-name="T99">op de schermen</text:span></text:span><text:span text:style-name="Strong_20_Emphasis"><text:span text:style-name="T187">.</text:span></text:span></text:p>
          </table:table-cell>
        </table:table-row>
        <table:table-row table:style-name="TableLine9391798573593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917985838624">
          <table:table-cell table:style-name="_33_._5f_Installatie_5f_afronden.A1" office:value-type="string">
            <text:p text:style-name="P58"><text:span text:style-name="Strong_20_Emphasis"><text:span text:style-name="T107"><text:s/></text:span></text:span><text:span text:style-name="Strong_20_Emphasis"><text:span text:style-name="T155"><draw:control text:anchor-type="as-char" draw:z-index="10" draw:name="Vorm27" draw:style-name="gr1" draw:text-style-name="P103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89">Voeg </text:span></text:span><text:span text:style-name="Strong_20_Emphasis"><text:span text:style-name="T90">eventuele </text:span></text:span><text:span text:style-name="Strong_20_Emphasis"><text:span text:style-name="T91">extra </text:span></text:span><text:span text:style-name="Strong_20_Emphasis"><text:span text:style-name="T203">Standaard</text:span></text:span><text:span text:style-name="Strong_20_Emphasis"><text:span text:style-name="T97"> of </text:span></text:span><text:span text:style-name="Strong_20_Emphasis"><text:span text:style-name="T203">Beheerder</text:span></text:span><text:span text:style-name="Strong_20_Emphasis"><text:span text:style-name="T91"> </text:span></text:span><text:span text:style-name="Definition"><text:span text:style-name="T5">gebruiker</text:span></text:span><text:span text:style-name="Strong_20_Emphasis"><text:span text:style-name="T182">s</text:span></text:span><text:span text:style-name="Strong_20_Emphasis"><text:span text:style-name="T184"> </text:span></text:span><text:span text:style-name="Strong_20_Emphasis"><text:span text:style-name="T183">toe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8" text:note-class="footnote"><text:note-citation>1</text:note-citation><text:note-body><text:p text:style-name="P47"><text:span text:style-name="T276">De </text:span><text:span text:style-name="T277">Super</text:span><text:span text:style-name="T276">-toets is de Windows</text:span><text:span text:style-name="T278">-</text:span><text:span text:style-name="T279">toets</text:span><text:span text:style-name="T276">, </text:span><text:span text:style-name="T278">C</text:span><text:span text:style-name="T276">ommand-</text:span><text:span text:style-name="T279">toets</text:span><text:span text:style-name="T276">, of </text:span><text:span text:style-name="T278">V</text:span><text:span text:style-name="T276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3">geb</text:span></text:span><text:span text:style-name="Strong_20_Emphasis"><text:span text:style-name="T194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</text:span></text:span><text:span text:style-name="Strong_20_Emphasis"><text:span text:style-name="T131">bij </text:span></text:span><text:span text:style-name="Strong_20_Emphasis"><text:span text:style-name="T210">Instellingen </text:span></text:span><text:span text:style-name="Strong_20_Emphasis"><text:span text:style-name="T132">rechts o</text:span></text:span><text:span text:style-name="Strong_20_Emphasis"><text:span text:style-name="T108">p </text:span></text:span><text:span text:style-name="Strong_20_Emphasis"><text:span text:style-name="T211">Gebruikers</text:span></text:span><text:span text:style-name="Strong_20_Emphasis"><text:span text:style-name="T133">.</text:span></text:span></text:p>
          </table:table-cell>
        </table:table-row>
        <table:table-row table:style-name="TableLine9391798586593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161">Klik links</text:span></text:span><text:span text:style-name="Strong_20_Emphasis"><text:span text:style-name="T188"> </text:span></text:span><text:span text:style-name="Strong_20_Emphasis"><text:span text:style-name="T134">op </text:span></text:span><text:span text:style-name="Strong_20_Emphasis"><text:span text:style-name="T195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0">Gebruik</text:span></text:span><text:span text:style-name="Strong_20_Emphasis"><text:span text:style-name="T231">er</text:span></text:span><text:span text:style-name="Strong_20_Emphasis"><text:span text:style-name="T230"> toevoegen</text:span></text:span><text:span text:style-name="Strong_20_Emphasis"><text:span text:style-name="T135">.</text:span></text:span></text:p>
          </table:table-cell>
        </table:table-row>
        <table:table-row table:style-name="TableLine9391798578518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188">Sluit </text:span></text:span><text:span text:style-name="Strong_20_Emphasis"><text:span text:style-name="T230">Gebruiker toevoegen</text:span></text:span><text:span text:style-name="Strong_20_Emphasis"><text:span text:style-name="T135">.</text:span></text:span></text:p>
          </table:table-cell>
        </table:table-row>
        <table:table-row table:style-name="TableLine939179857152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917985768000">
          <table:table-cell table:style-name="_33_._5f_Installatie_5f_afrond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17" draw:name="Vorm4_1" draw:style-name="gr1" draw:text-style-name="P103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9" text:note-class="footnote"><text:note-citation>2</text:note-citation><text:note-body><text:p text:style-name="P95"><text:span text:style-name="T443">Debian-p</text:span>akket kz plaatst documenten en scripts van Karel Zimmer <text:span text:style-name="T442">(zie </text:span><text:a xlink:type="simple" xlink:href="https://karelzimmer.nl/" text:style-name="Internet_20_link" text:visited-style-name="Visited_20_Internet_20_Link"><text:span text:style-name="Strong_20_Emphasis"><text:span text:style-name="T385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08"> </text:span></text:span><text:span text:style-name="Strong_20_Emphasis"><text:span text:style-name="T152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00">Terminalvenster</text:span></text:span><text:span text:style-name="Strong_20_Emphasis"><text:span text:style-name="T110">.</text:span></text:span></text:p>
          </table:table-cell>
        </table:table-row>
        <table:table-row table:style-name="TableLine93917985729392">
          <table:table-cell table:style-name="_33_._5f_Installatie_5f_afronden.A1" office:value-type="string">
            <text:p text:style-name="P60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65"><text:span text:style-name="T410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38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3917985783648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6"><text:span text:style-name="T407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391798532214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917985840784">
          <table:table-cell table:style-name="_33_._5f_Installatie_5f_afronden.A1" office:value-type="string">
            <text:p text:style-name="P58"><text:span text:style-name="Strong_20_Emphasis"><text:span text:style-name="T107"><text:s/></text:span></text:span><text:span text:style-name="Strong_20_Emphasis"><text:span text:style-name="T155"><draw:control text:anchor-type="as-char" draw:z-index="11" draw:name="Vorm37" draw:style-name="gr1" draw:text-style-name="P10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10" text:note-class="footnote"><text:note-citation>3</text:note-citation><text:note-body><text:p text:style-name="Footnote">De installatie kan <text:span text:style-name="T423">ge</text:span>controle<text:span text:style-name="T423">e</text:span>r<text:span text:style-name="T423">d worden </text:span>op volledigheid met <text:span text:style-name="T424">bestand</text:span> <text:span text:style-name="T418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22">.</text:span></text:span></text:p>
          </table:table-cell>
        </table:table-row>
        <table:table-row table:style-name="TableLine93917985788848">
          <table:table-cell table:style-name="_33_._5f_Installatie_5f_afronden.A1" office:value-type="string">
            <text:p text:style-name="P58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2">3</text:span></text:span><text:span text:style-name="Strong_20_Emphasis"><text:span text:style-name="T189"> </text:span></text:span><text:span text:style-name="Strong_20_Emphasis"><text:span text:style-name="T233">Installatie</text:span></text:span><text:span text:style-name="Strong_20_Emphasis"><text:span text:style-name="T234"> </text:span></text:span><text:span text:style-name="Strong_20_Emphasis"><text:span text:style-name="T235">afrond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.</text:span></text:span></text:p>
          </table:table-cell>
        </table:table-row>
        <table:table-row table:style-name="TableLine9391798585988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3917985865456">
          <table:table-cell table:style-name="_33_._5f_Installatie_5f_afronden.A1" office:value-type="string">
            <text:p text:style-name="P85"><text:span text:style-name="Strong_20_Emphasis"><text:span text:style-name="T107"><text:s/></text:span></text:span><text:span text:style-name="Strong_20_Emphasis"><text:span text:style-name="T155"><draw:control text:anchor-type="as-char" draw:z-index="22" draw:name="Vorm 1" draw:style-name="gr1" draw:text-style-name="P10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4">Herstart de computer.</text:p>
          </table:table-cell>
        </table:table-row>
      </table:table>
      <text:p text:style-name="P53"><text:span text:style-name="Strong_20_Emphasis"><text:span text:style-name="T87"><text:tab/></text:span></text:span></text:p>
      <text:p text:style-name="P54"><text:span text:style-name="Strong_20_Emphasis"><text:span text:style-name="T128"/></text:span></text:p>
      <text:p text:style-name="P55"><text:span text:style-name="Strong_20_Emphasis"><text:span text:style-name="T115"/></text:span></text:p>
      <text:list xml:id="list93045593950715" text:continue-numbering="true" text:style-name="L1">
        <text:list-item>
          <text:p text:style-name="P102"><text:span text:style-name="Strong_20_Emphasis"><text:span text:style-name="T397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3917985862768">
          <table:table-cell table:style-name="Tabel2.A1" office:value-type="string">
            <text:p text:style-name="P66"><text:span text:style-name="Strong_20_Emphasis"><text:span text:style-name="T107"><text:s/></text:span></text:span><text:span text:style-name="Strong_20_Emphasis"><text:span text:style-name="T155"><draw:control text:anchor-type="as-char" draw:z-index="18" draw:name="Vorm40_0" draw:style-name="gr1" draw:text-style-name="P103" svg:width="0.35cm" svg:height="0.35cm" draw:control="control19"/></text:span></text:span></text:p>
          </table:table-cell>
          <table:table-cell table:style-name="Tabel2.A1" office:value-type="string">
            <text:p text:style-name="P24"><text:span text:style-name="Strong_20_Emphasis"><text:span text:style-name="T87">Aanmelden als </text:span></text:span><text:span text:style-name="Definition"><text:span text:style-name="T402">gebruiker</text:span></text:span><text:span text:style-name="Strong_20_Emphasis"><text:span text:style-name="T145"><text:note text:id="ftn11" text:note-class="footnote"><text:note-citation>1</text:note-citation><text:note-body><text:p text:style-name="P82"><text:span text:style-name="User_20_Entry"><text:span text:style-name="T254">E</text:span></text:span><text:span text:style-name="User_20_Entry"><text:span text:style-name="T255">ventuele extra </text:span></text:span><text:span text:style-name="User_20_Entry"><text:span text:style-name="T256">gebruiker</text:span></text:span><text:span text:style-name="User_20_Entry"><text:span text:style-name="T255">s aanmelden en dezelfde stappen uitvoeren.</text:span></text:span></text:p></text:note-body></text:note></text:span></text:span><text:span text:style-name="Strong_20_Emphasis"><text:span text:style-name="T87">.</text:span></text:span></text:p>
          </table:table-cell>
        </table:table-row>
        <table:table-row table:style-name="TableLine9391798594484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3917985908176">
          <table:table-cell table:style-name="Tabel2.A1" office:value-type="string">
            <text:p text:style-name="P74"><text:span text:style-name="Strong_20_Emphasis"><text:span text:style-name="T107"><text:s/></text:span></text:span><text:span text:style-name="Strong_20_Emphasis"><text:span text:style-name="T155"><draw:control text:anchor-type="as-char" draw:z-index="20" draw:name="Vorm40_2" draw:style-name="gr1" draw:text-style-name="P103" svg:width="0.35cm" svg:height="0.35cm" draw:control="control21"/></text:span></text:span></text:p>
          </table:table-cell>
          <table:table-cell table:style-name="Tabel2.A1" office:value-type="string">
            <text:p text:style-name="P23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6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 text:id="ftn12" text:note-class="footnote"><text:note-citation>2</text:note-citation><text:note-body><text:p text:style-name="P79"><text:span text:style-name="T262">D</text:span>e <text:span text:style-name="T389">Super</text:span>-toets <text:span text:style-name="T262">is </text:span>de Windows<text:span text:style-name="T393">-</text:span><text:span text:style-name="T388">toets</text:span>, <text:span text:style-name="T393">C</text:span>ommand-<text:span text:style-name="T388">toets</text:span>, of <text:span text:style-name="T393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22">.</text:span></text:span></text:p>
          </table:table-cell>
        </table:table-row>
        <table:table-row table:style-name="TableLine9391798592691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2">4 </text:span></text:span><text:span text:style-name="Strong_20_Emphasis"><text:span text:style-name="T197">Gebruiker inricht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</text:span></text:span><text:span text:style-name="Strong_20_Emphasis"><text:span text:style-name="T190">.</text:span></text:span></text:p>
          </table:table-cell>
        </table:table-row>
        <table:table-row table:style-name="TableLine9391798588587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3917985886496">
          <table:table-cell table:style-name="Tabel2.A1" office:value-type="string">
            <text:p text:style-name="P43"><text:span text:style-name="Strong_20_Emphasis"><text:span text:style-name="T106"><text:s/></text:span></text:span><text:span text:style-name="Strong_20_Emphasis"><text:span text:style-name="T154"><draw:control text:anchor-type="as-char" draw:z-index="26" draw:name="Vorm40_ 2" draw:style-name="gr1" draw:text-style-name="P103" svg:width="0.35cm" svg:height="0.35cm" draw:control="control27"/></text:span></text:span></text:p>
          </table:table-cell>
          <table:table-cell table:style-name="Tabel2.A1" office:value-type="string">
            <text:p text:style-name="P90">Wijzig <text:span text:style-name="T425">indien gewenst </text:span><text:span text:style-name="T420">de g</text:span>ebruikersfoto <text:span text:style-name="T419">v</text:span><text:span text:style-name="T411">ia </text:span><text:span text:style-name="T412">een druk op </text:span><text:span text:style-name="T411">d</text:span><text:span text:style-name="T317">e </text:span><text:span text:style-name="T318">Super</text:span><text:span text:style-name="T317">-toets</text:span><text:span text:style-name="T328"><text:note-ref text:note-class="footnote" text:reference-format="text" text:ref-name="ftn12">2</text:note-ref></text:span><text:span text:style-name="T317">, </text:span><text:span text:style-name="T319">zoek </text:span><text:span text:style-name="T314">gebr</text:span><text:span text:style-name="T319"> en klik achter </text:span><text:span text:style-name="T313">Instellingen</text:span><text:span text:style-name="T319"> op </text:span><text:span text:style-name="T314">Gebruikers</text:span><text:span text:style-name="T317">.</text:span></text:p>
            <text:p text:style-name="P89"><text:span text:style-name="T320">Klik op </text:span><text:span text:style-name="Strong_20_Emphasis"><text:span text:style-name="T280">Ontgrendelen</text:span></text:span><text:span text:style-name="T320">.</text:span></text:p>
            <text:p text:style-name="P89"><text:span text:style-name="T320">Klik op afbeelding voor </text:span><text:span text:style-name="Definition"><text:span text:style-name="T9">gebruiker</text:span></text:span><text:span text:style-name="T320">.</text:span></text:p>
            <text:p text:style-name="P91"><text:span text:style-name="T320">Klik op </text:span><text:span text:style-name="Strong_20_Emphasis"><text:span text:style-name="T280">Selecteer een bestand</text:span></text:span><text:span text:style-name="T320">.</text:span><text:span text:style-name="T317"><text:line-break/></text:span><text:span text:style-name="T323">Selecteer </text:span><text:span text:style-name="T324">indien aanwezig</text:span><text:span text:style-name="T321"> </text:span><text:span text:style-name="T311">Gebruikersfoto</text:span><text:span text:style-name="T321"> </text:span><text:span text:style-name="T322">in</text:span><text:span text:style-name="T321"> </text:span><text:span text:style-name="T315">Persoonlijke map</text:span><text:span text:style-name="T321"> / </text:span><text:span text:style-name="T315">kz-</text:span><text:span text:style-name="T316">data</text:span><text:span text:style-name="T296">.</text:span></text:p>
          </table:table-cell>
        </table:table-row>
        <table:table-row table:style-name="TableLine9391798588712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8"/>
          </table:table-cell>
        </table:table-row>
        <table:table-row table:style-name="TableLine93917985934912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54"><draw:control text:anchor-type="as-char" draw:z-index="21" draw:name="Vorm40_1" draw:style-name="gr1" draw:text-style-name="P103" svg:width="0.35cm" svg:height="0.35cm" draw:control="control22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50"/></text:span></text:p>
      <text:p text:style-name="P40"/>
      <text:p text:style-name="P44"><text:span text:style-name="T271">E</text:span><text:span text:style-name="T272">inde c</text:span><text:span text:style-name="T273">hecklist, </text:span><text:span text:style-name="T274">d</text:span><text:span text:style-name="T273">e installatie van </text:span><text:span text:style-name="T273"><text:reference-ref text:reference-format="text" text:ref-name="Distributie">Ubuntu</text:reference-ref></text:span><text:span text:style-name="T273"><text:s/></text:span><text:span text:style-name="T275"><text:reference-ref text:reference-format="text" text:ref-name="Versie">22.04</text:reference-ref></text:span><text:span text:style-name="Strong_20_Emphasis"><text:span text:style-name="T294"><text:s/></text:span></text:span><text:span text:style-name="Strong_20_Emphasis"><text:span text:style-name="T295">LTS</text:span></text:span><text:span text:style-name="T52"> </text:span><text:span text:style-name="T273"><text:reference-ref text:reference-format="text" text:ref-name="Editie">desktop</text:reference-ref></text:span><text:span text:style-name="T273"><text:s/>is voltooid.</text:span></text:p>
      <text:p text:style-name="P18"/>
      <text:p text:style-name="P6"><text:span text:style-name="T163">Geschreven</text:span><text:span text:style-name="T92"> door Karel Zimmer &lt;</text:span><text:a xlink:type="simple" xlink:href="mailto:info@karelzimmer.nl" text:style-name="Internet_20_link" text:visited-style-name="Visited_20_Internet_20_Link"><text:span text:style-name="T407">info@karelzimmer.nl</text:span></text:a><text:span text:style-name="T92">&gt;</text:span><text:span text:style-name="T9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03T09:30:43.375844322">03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03T09:30:43.226537204</dc:date>
    <meta:keyword>Installatie</meta:keyword>
    <meta:keyword>Checklist</meta:keyword>
    <meta:keyword>Linux</meta:keyword>
    <meta:editing-cycles>6470</meta:editing-cycles>
    <meta:editing-duration>P11DT11H3M11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67" meta:character-count="6039" meta:non-whitespace-character-count="5204"/>
    <meta:user-defined meta:name="Info 1"/>
    <meta:user-defined meta:name="Info 2"/>
    <meta:user-defined meta:name="Info 3"/>
    <meta:user-defined meta:name="Info 4"/>
  </office:meta>
</office:document-meta>
</file>